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hrfachvererbung</text:h>
      <text:p text:style-name="Text_20_body">Bei der Mehrfachvererbung können die abgeleiteten Klassen identische Methoden besitzen:</text:p>
      <text:p text:style-name="Text_20_body">class Human</text:p>
      <text:p text:style-name="Text_20_body">{</text:p>
      <text:p text:style-name="Text_20_body"><text:tab/>public void kill() { };</text:p>
      <text:p text:style-name="Text_20_body">};</text:p>
      <text:p text:style-name="Text_20_body"/>
      <text:p text:style-name="Text_20_body">class Bull</text:p>
      <text:p text:style-name="Text_20_body">{</text:p>
      <text:p text:style-name="Text_20_body"><text:tab/>public void kill() { };</text:p>
      <text:p text:style-name="Text_20_body">};</text:p>
      <text:p text:style-name="Text_20_body"/>
      <text:p text:style-name="Text_20_body">class Minotaur (public Human, public Bull)</text:p>
      <text:p text:style-name="Text_20_body">{</text:p>
      <text:p text:style-name="Text_20_body">};</text:p>
      <text:p text:style-name="Text_20_body"/>
      <text:p text:style-name="Text_20_body">Jedoch muss beim Aufruf der Methode „kill“ festgelegt werden, welche der beiden Implementationen aufgerufen werden soll.</text:p>
      <text:p text:style-name="Text_20_body">Dabei kann einfach der Gültigkeitsbereich der Methode angegeben werden:</text:p>
      <text:p text:style-name="Text_20_body">class Minotaur minotaur = new ();</text:p>
      <text:p text:style-name="Text_20_body">minotaur.kill(); // Fehler → Bezeichnerauflösung unmöglich</text:p>
      <text:p text:style-name="Text_20_body">minotaur.Human.kill(); // Gültig.</text:p>
      <text:p text:style-name="Text_20_body">minotaur.Bull.kill(); // Gültig.</text:p>
      <text:p text:style-name="Text_20_body">Der Bezeichner kann nur aufgelöst werden, falls eine neue Implementation der Methode in der abgeleiteten Klasse existiert:</text:p>
      <text:p text:style-name="Text_20_body">class Minotaur (public Human, public Bull)</text:p>
      <text:p text:style-name="Text_20_body">{</text:p>
      <text:p text:style-name="Text_20_body"><text:tab/>public void kill { };</text:p>
      <text:p text:style-name="Text_20_body">};</text:p>
      <text:p text:style-name="Text_20_body"/>
      <text:p text:style-name="Text_20_body">class Minotaur minotaur = new ();</text:p>
      <text:p text:style-name="Text_20_body">minotaur.kill(); // Gültig.</text:p>
      <text:p text:style-name="Text_20_body">minotaur.self.kill(); // Gültig.</text:p>
      <text:p text:style-name="Text_20_body">Die Implementationen der Elternklassen können natürlich von der neuen Implementation aus aufgerufen werden:</text:p>
      <text:p text:style-name="Text_20_body">class Minotaur (public Human, public Bull)</text:p>
      <text:p text:style-name="Text_20_body">{</text:p>
      <text:p text:style-name="Text_20_body"><text:soft-page-break/><text:tab/>public void kill ()</text:p>
      <text:p text:style-name="Text_20_body"><text:tab/>{</text:p>
      <text:p text:style-name="Text_20_body"><text:tab/><text:tab/>this.parent.kill(); // Warnung: Komplexer Verweis auf Gültigkeitsbereich → Mehrfachvererbung. Explizite Gültigkeitsbereichsangabe empfohlen.</text:p>
      <text:p text:style-name="Text_20_body"><text:tab/><text:tab/>this.Human.kill(); // Gültig.</text:p>
      <text:p text:style-name="Text_20_body"><text:tab/><text:tab/>this.Bull.kill(); //Gültig.</text:p>
      <text:p text:style-name="Text_20_body"><text:tab/>};</text:p>
      <text:p text:style-name="Text_20_body">};</text:p>
      <text:p text:style-name="Text_20_body">Statische Methoden werden ebenso behandelt.</text:p>
      <text:p text:style-name="Text_20_body">Bei Elementen passiert genau dasselbe;</text:p>
      <text:p text:style-name="Text_20_body">class Human</text:p>
      <text:p text:style-name="Text_20_body">{</text:p>
      <text:p text:style-name="Text_20_body"><text:tab/>public void kill() { };</text:p>
      <text:p text:style-name="Text_20_body"/>
      <text:p text:style-name="Text_20_body"><text:tab/>public string name;</text:p>
      <text:p text:style-name="Text_20_body">};</text:p>
      <text:p text:style-name="Text_20_body"/>
      <text:p text:style-name="Text_20_body">class Bull</text:p>
      <text:p text:style-name="Text_20_body">{</text:p>
      <text:p text:style-name="Text_20_body"><text:tab/>public void kill() { };</text:p>
      <text:p text:style-name="Text_20_body"><text:tab/>public string name;</text:p>
      <text:p text:style-name="Text_20_body">};</text:p>
      <text:p text:style-name="Text_20_body"/>
      <text:p text:style-name="Text_20_body">class Minotaur (public Human, public Bull)</text:p>
      <text:p text:style-name="Text_20_body">{</text:p>
      <text:p text:style-name="Text_20_body">};</text:p>
      <text:p text:style-name="Text_20_body"/>
      <text:p text:style-name="Text_20_body">class Minotaur minotaur = new ();</text:p>
      <text:p text:style-name="Text_20_body">minotaur.name = „Hallo“; // Ungültig.</text:p>
      <text:p text:style-name="Text_20_body">minotaur.Human.name = „Hallo“; // Gültig.</text:p>
      <text:p text:style-name="Text_20_body">minotaur.Animal.name = „Hallo“; // Gültig.</text:p>
      <text:p text:style-name="Text_20_body">Um zu vermeiden, dass das Element doppelt existiert, kann man die Klassen virtuell ableiten:</text:p>
      <text:p text:style-name="Text_20_body">class Minotaur(public virtual Human, public virtual Bull)</text:p>
      <text:p text:style-name="Text_20_body">{</text:p>
      <text:p text:style-name="Text_20_body">};</text:p>
      <text:p text:style-name="Text_20_body">Nun existiert das Element „name“ nur noch genau einmal, jedoch sollte bei einer virtuell abgeleiteten Klasse bei Typumwandlungen gewarnt oder diese am besten verboten werden!</text:p>
      <text:p text:style-name="Text_20_body"><text:soft-page-break/>Bei einer Typumwandlungen zu einem der Elternklassen würde man bei einem Zugriff auf das Element „name“ nämlich auf ein Element, das in der Kindklasse als solches nicht existiert zugreifen (Compiler-Implementation!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0T15:10:07.71</meta:creation-date>
    <meta:generator>OpenOffice.org/3.1$Win32 OpenOffice.org_project/310m11$Build-9399</meta:generator>
    <dc:date>2010-06-10T15:33:56.38</dc:date>
    <meta:editing-duration>PT00H23M43S</meta:editing-duration>
    <meta:editing-cycles>12</meta:editing-cycles>
    <meta:document-statistic meta:table-count="0" meta:image-count="0" meta:object-count="0" meta:page-count="3" meta:paragraph-count="62" meta:word-count="313" meta:character-count="2167"/>
  </office:meta>
</office:document-meta>
</file>